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800005B9900005D9382951874052B5FF2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char" draw:z-index="0" draw:name="Espace réservé du contenu 3" draw:style-name="gr1" draw:text-style-name="P1" svg:width="14.473cm" svg:height="18.158cm" svg:x="0.709cm" svg:y="2.626cm"><draw:image xlink:href="Pictures/2000000800005B9900005D9382951874052B5FF2.wmf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8:23:34.485000000</meta:creation-date>
    <dc:date>2018-05-03T16:04:03.912000000</dc:date>
    <meta:editing-duration>PT2M44S</meta:editing-duration>
    <meta:editing-cycles>2</meta:editing-cycles>
    <meta:generator>LibreOffice/5.2.6.2$Windows_X86_64 LibreOffice_project/a3100ed2409ebf1c212f5048fbe377c281438fd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